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969" officeooo:paragraph-rsid="000cf9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j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0:40:47.579111792</meta:creation-date>
    <dc:date>2019-03-07T20:41:09.611329685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